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4-12-31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3-12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3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3-01-1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2-01-13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1-01-0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0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0-01-0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9-01-22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8-01-04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7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7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7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7-01-05 21:53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6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6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6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6-01-12 17:27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3-01-17 19:37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2-01-10 18:31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1-01-13 17:17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10-01-05 17:20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9-01-20 17:53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8-01-02 19:59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7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7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7-01-09 21:37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6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6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6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6-01-05 15:30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5-01-11 16:50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3-01-16 21:13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2-01-03 20:58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1-01-03 21:42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0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9-01-05 16:52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8-01-09 23:07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7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7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7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7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7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7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7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6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6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6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6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6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6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7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6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6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1098480401</text:p>
          </table:table-cell>
          <table:table-cell office:value-type="string" calcext:value-type="string">
            <text:p>29S 14W 12BAA 04</text:p>
          </table:table-cell>
          <table:table-cell office:value-type="string" calcext:value-type="string">
            <text:p>198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02" meta:object-count="0"/>
    <meta:user-defined meta:name="AppVersion">3.0</meta:user-defined>
  </office:meta>
</office:document-meta>
</file>